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10B0000003CC30553D9E52992B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Zurich BT" svg:font-family="'Zurich B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Zurich BT2" svg:font-family="'Zurich BT'" style:font-family-generic="swiss" style:font-pitch="variable"/>
    <style:font-face style:name="Zurich BT1" svg:font-family="'Zurich BT', Arial" style:font-family-generic="swiss" style:font-pitch="variable"/>
    <style:font-face style:name="Zurich Blk BT" svg:font-family="'Zurich Blk BT', 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19cm" table:align="margins" style:writing-mode="lr-tb"/>
    </style:style>
    <style:style style:name="Table1.A" style:family="table-column">
      <style:table-column-properties style:column-width="3.979cm" style:rel-column-width="16383*"/>
    </style:style>
    <style:style style:name="Table1.D" style:family="table-column">
      <style:table-column-properties style:column-width="3.98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0.686cm" fo:text-align="start" style:justify-single-word="false" fo:text-indent="0cm" style:auto-text-indent="false">
        <style:tab-stops>
          <style:tab-stop style:position="15.24cm" style:type="right"/>
        </style:tab-stops>
      </style:paragraph-properties>
    </style:style>
    <style:style style:name="P2" style:family="paragraph" style:parent-style-name="Footer">
      <style:paragraph-properties fo:margin-left="0cm" fo:margin-right="0.686cm" fo:text-indent="0cm" style:auto-text-indent="false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style:font-name-complex="Arial"/>
    </style:style>
    <style:style style:name="P5" style:family="paragraph" style:parent-style-name="Standard">
      <style:paragraph-properties fo:text-align="start" style:justify-single-word="false"/>
      <style:text-properties style:font-name="Arial" officeooo:paragraph-rsid="00141c00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240abc" officeooo:paragraph-rsid="00240abc" style:font-name-complex="Ari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/>
    </style:style>
    <style:style style:name="P9" style:family="paragraph" style:parent-style-name="Standard">
      <style:paragraph-properties fo:text-align="start" style:justify-single-word="false"/>
      <style:text-properties officeooo:rsid="000b72d1" officeooo:paragraph-rsid="000b72d1"/>
    </style:style>
    <style:style style:name="P10" style:family="paragraph" style:parent-style-name="Standard">
      <style:paragraph-properties fo:text-align="start" style:justify-single-word="false"/>
      <style:text-properties officeooo:rsid="0031fcd8" officeooo:paragraph-rsid="0031fcd8"/>
    </style:style>
    <style:style style:name="P11" style:family="paragraph" style:parent-style-name="Standard">
      <style:paragraph-properties fo:text-align="center" style:justify-single-word="false"/>
      <style:text-properties fo:color="#000000" style:font-name="Zurich BT" fo:font-size="11pt" fo:language="en" fo:country="US" fo:font-weight="bold" officeooo:rsid="00399619" officeooo:paragraph-rsid="002d4d33" style:font-name-asian="Zurich BT2" style:font-size-asian="11pt" style:language-asian="en" style:country-asian="US" style:font-weight-asian="bold" style:font-name-complex="Times New Roman" style:font-size-complex="10.5pt" style:language-complex="ar" style:country-complex="SA" style:font-weight-complex="bold"/>
    </style:style>
    <style:style style:name="P12" style:family="paragraph" style:parent-style-name="Index_20_1">
      <style:paragraph-properties fo:text-align="start" style:justify-single-word="false"/>
      <style:text-properties style:font-name="Arial" style:font-name-complex="Arial"/>
    </style:style>
    <style:style style:name="P13" style:family="paragraph" style:parent-style-name="Index_20_Heading">
      <style:text-properties style:font-name="Arial" style:font-name-complex="Arial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text-properties officeooo:rsid="00240abc" officeooo:paragraph-rsid="00240abc"/>
    </style:style>
    <style:style style:name="P16" style:family="paragraph" style:parent-style-name="Table_20_Contents">
      <style:text-properties officeooo:rsid="00251905" officeooo:paragraph-rsid="00251905"/>
    </style:style>
    <style:style style:name="P17" style:family="paragraph" style:parent-style-name="Text_20_body">
      <style:paragraph-properties fo:margin-top="0cm" fo:margin-bottom="0.499cm" loext:contextual-spacing="false" fo:text-align="start" style:justify-single-word="false"/>
      <style:text-properties style:use-window-font-color="true" style:font-name="Zurich BT1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P18" style:family="paragraph" style:parent-style-name="Text_20_body">
      <style:paragraph-properties fo:margin-top="0cm" fo:margin-bottom="0.499cm" loext:contextual-spacing="false" fo:text-align="start" style:justify-single-word="false"/>
      <style:text-properties style:use-window-font-color="true" style:font-name="Zurich BT1" fo:font-size="11pt" fo:language="en" fo:country="US" officeooo:paragraph-rsid="00209fcf" style:font-name-asian="Times New Roman" style:font-size-asian="11pt" style:font-name-complex="Times New Roman" style:font-size-complex="10pt" style:language-complex="ar" style:country-complex="SA"/>
    </style:style>
    <style:style style:name="P19" style:family="paragraph" style:parent-style-name="Text_20_body">
      <style:paragraph-properties fo:margin-top="0cm" fo:margin-bottom="0.499cm" loext:contextual-spacing="false" fo:text-align="start" style:justify-single-word="false"/>
      <style:text-properties style:use-window-font-color="true" style:font-name="Zurich BT1" fo:font-size="11pt" fo:language="en" fo:country="US" fo:font-weight="bold" style:font-name-asian="Times New Roman" style:font-size-asian="11pt" style:font-name-complex="Times New Roman" style:font-size-complex="10pt" style:language-complex="ar" style:country-complex="SA"/>
    </style:style>
    <style:style style:name="P20" style:family="paragraph" style:parent-style-name="Text_20_body">
      <style:paragraph-properties fo:text-align="start" style:justify-single-word="false"/>
      <style:text-properties style:use-window-font-color="true" style:font-name="Zurich BT1" fo:font-size="11pt" fo:language="en" fo:country="US" officeooo:paragraph-rsid="00141c00" style:font-name-asian="Times New Roman" style:font-size-asian="11pt" style:font-name-complex="Times New Roman" style:font-size-complex="10pt" style:language-complex="ar" style:country-complex="SA"/>
    </style:style>
    <style:style style:name="P21" style:family="paragraph" style:parent-style-name="Text_20_body">
      <style:paragraph-properties fo:text-align="start" style:justify-single-word="false"/>
      <style:text-properties style:use-window-font-color="true" style:font-name="Zurich BT1" fo:font-size="11pt" fo:language="en" fo:country="US" officeooo:rsid="0039efeb" officeooo:paragraph-rsid="0039efeb" style:font-name-asian="Times New Roman" style:font-size-asian="11pt" style:font-name-complex="Times New Roman" style:font-size-complex="10pt" style:language-complex="ar" style:country-complex="SA"/>
    </style:style>
    <style:style style:name="P22" style:family="paragraph" style:parent-style-name="Text_20_body">
      <style:paragraph-properties fo:text-align="start" style:justify-single-word="false"/>
      <style:text-properties style:use-window-font-color="true" style:font-name="Zurich BT1" fo:font-size="11pt" fo:language="en" fo:country="US" officeooo:rsid="003dcb36" officeooo:paragraph-rsid="003dcb36" style:font-name-asian="Times New Roman" style:font-size-asian="11pt" style:font-name-complex="Times New Roman" style:font-size-complex="10pt" style:language-complex="ar" style:country-complex="SA"/>
    </style:style>
    <style:style style:name="P23" style:family="paragraph" style:parent-style-name="Text_20_body">
      <style:text-properties officeooo:paragraph-rsid="00412d26"/>
    </style:style>
    <style:style style:name="P24" style:family="paragraph" style:parent-style-name="Text_20_body">
      <style:text-properties officeooo:paragraph-rsid="004a731a"/>
    </style:style>
    <style:style style:name="P25" style:family="paragraph" style:parent-style-name="Text_20_body" style:master-page-name="Standard">
      <style:paragraph-properties style:page-number="1"/>
      <style:text-properties fo:font-weight="normal" style:font-weight-asian="normal" style:font-weight-complex="normal"/>
    </style:style>
    <style:style style:name="P26" style:family="paragraph" style:parent-style-name="Text_20_body">
      <style:text-properties officeooo:paragraph-rsid="004dbb2e"/>
    </style:style>
    <style:style style:name="P27" style:family="paragraph" style:parent-style-name="Text_20_body">
      <style:text-properties officeooo:paragraph-rsid="004e918b"/>
    </style:style>
    <style:style style:name="T1" style:family="text">
      <style:text-properties style:font-name="Zurich Blk B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9fcf"/>
    </style:style>
    <style:style style:name="T5" style:family="text">
      <style:text-properties officeooo:rsid="0028a46c"/>
    </style:style>
    <style:style style:name="T6" style:family="text">
      <style:text-properties officeooo:rsid="0033df2f"/>
    </style:style>
    <style:style style:name="T7" style:family="text">
      <style:text-properties officeooo:rsid="003bd656"/>
    </style:style>
    <style:style style:name="T8" style:family="text">
      <style:text-properties officeooo:rsid="004759c6"/>
    </style:style>
    <style:style style:name="T9" style:family="text">
      <style:text-properties officeooo:rsid="004dbb2e"/>
    </style:style>
    <style:style style:name="T10" style:family="text"/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rmCommonList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frmCommonList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frmCommonList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frmCommonList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frmCommonList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Text_20_body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4">Date:</text:p>
          </table:table-cell>
          <table:table-cell table:style-name="Table1.A1" office:value-type="string">
            <text:p text:style-name="P16"><text:span text:style-name="T7">25</text:span>-0<text:span text:style-name="T5">6</text:span>-2020</text:p>
          </table:table-cell>
          <table:table-cell table:style-name="Table1.A1" office:value-type="string">
            <text:p text:style-name="P14">Release No.</text:p>
          </table:table-cell>
          <table:table-cell table:style-name="Table1.D1" office:value-type="string">
            <text:p text:style-name="P11">CR-553-138355</text:p>
            <text:p text:style-name="P8"/>
          </table:table-cell>
        </table:table-row>
        <table:table-row>
          <table:table-cell table:style-name="Table1.A2" office:value-type="string">
            <text:p text:style-name="Table_20_Contents"><text:span text:style-name="T3">Released by</text:span>:</text:p>
          </table:table-cell>
          <table:table-cell table:style-name="Table1.A2" office:value-type="string">
            <text:p text:style-name="P15">Bhaskar Eragam</text:p>
          </table:table-cell>
          <table:table-cell table:style-name="Table1.A2" office:value-type="string">
            <text:p text:style-name="P14">Reviewed by:</text:p>
          </table:table-cell>
          <table:table-cell table:style-name="Table1.D2" office:value-type="string">
            <text:p text:style-name="P15">Naveen Varma</text:p>
          </table:table-cell>
        </table:table-row>
      </table:table>
      <text:p text:style-name="P13"/>
      <text:p text:style-name="P12"><text:span text:style-name="T3">Highlights of the release:</text:span> </text:p>
      <text:p text:style-name="Text_20_body"/>
      <text:p text:style-name="Text_20_body">Please execute below script IN HK-NS AND SHANGHAI-NS AND ALL TM ,NS IBG AND INDIA NS,TM DB instances. <text:span text:style-name="T6">And also execute keyword_master script in Bah-ns and IND-NS.</text:span></text:p>
      <text:p text:style-name="Text_20_body"/>
      <text:p text:style-name="Text_20_body"/>
      <text:p text:style-name="Text_20_body">Please execute below script in all IBG NS,TM and IND-TM,NS.</text:p>
      <text:p text:style-name="Text_20_body">===========================================================</text:p>
      <text:p text:style-name="Text_20_body"/>
      <text:p text:style-name="Text_20_body">insert into tbl_includelist_hk values('OFAC-SY-CAESAR',SYSDATE);--HK-NS</text:p>
      <text:p text:style-name="Text_20_body">insert into tbl_includelist_hk values('OFAC-EO13894',SYSDATE);--HK-NS</text:p>
      <text:p text:style-name="Text_20_body">insert into tbl_includelist_hk values('UNDP',SYSDATE);--HK-NS</text:p>
      <text:p text:style-name="P23">insert into tbl_includelist_hk values('CNSAFE',SYSDATE);--HK-NS </text:p>
      <text:p text:style-name="Text_20_body">insert into tbl_includelist values('OFAC-SY-CAESAR',SYSDATE);--ALL IBG-NS,TM AND IND-TM,NS</text:p>
      <text:p text:style-name="Text_20_body">insert into tbl_includelist values('OFAC-EO13894',SYSDATE);--ALL IBG-NS,TM AND IND-TM,NS</text:p>
      <text:p text:style-name="Text_20_body">insert into tbl_includelist values('UNDP',SYSDATE);--ALL IBG-NS,TM AND IND-TM,NS</text:p>
      <text:p text:style-name="Text_20_body">insert into tbl_specificincludelist values('OFAC-SY-CAESAR',SYSDATE);--HK-NS AND HK-TXN,SG-TXN</text:p>
      <text:p text:style-name="Text_20_body">insert into tbl_specificincludelist values('OFAC-EO13894',SYSDATE);--HK-NS AND HK-TXN,SG-TXN</text:p>
      <text:p text:style-name="Text_20_body">insert into tbl_specificincludelist values('UNDP',SYSDATE);--HK-NS AND HK-TXN,SG-TXN</text:p>
      <text:p text:style-name="Text_20_body"/>
      <text:p text:style-name="P24">insert into tbl_specificincludelist values('RSSRE-DIR4-WC',SYSDATE);--<text:span text:style-name="T8">HK-NS</text:span></text:p>
      <text:p text:style-name="P24"/>
      <text:p text:style-name="Text_20_body"/>
      <text:p text:style-name="Text_20_body">insert into tbl_keyworddescription('OFAC-SY-CAESAR','USA - OFAC-SY-CAESAR - Caesar Syria Civilian Protection Act of 2019.','USA'); --ALL IBG-NS,TM AND IND-TM,NS</text:p>
      <text:p text:style-name="Text_20_body">insert into tbl_keyworddescription('OFAC-EO13894','USA - OFAC-EO13894 - Syria - Executive Order 13894.','USA');--ALL IBG-NS,TM AND IND-TM,NS</text:p>
      <text:p text:style-name="Text_20_body">insert into tbl_keyworddescription('UNDP','UN - UNDP - United Nations Development Program - Ineligibility List','UNKNOWN');--ALL IBG-NS,TM AND IND-TM,NS</text:p>
      <text:p text:style-name="P22">COMMIT;</text:p>
      <text:p text:style-name="Text_20_body"/>
      <text:p text:style-name="Text_20_body">Please execute below script in SG-NS AND SG-TM ONLY.</text:p>
      <text:p text:style-name="Text_20_body">======================================================</text:p>
      <text:p text:style-name="Text_20_body"/>
      <text:p text:style-name="P27">insert into tbl_includelist values('OFAC-VE13850',SYSDATE);<text:span text:style-name="T9">SG-NS</text:span></text:p>
      <text:p text:style-name="P27">insert into tbl_includelist values('UN-MAL',SYSDATE);<text:span text:style-name="T9">SG-NS</text:span></text:p>
      <text:p text:style-name="P27">insert into tbl_includelist values('UNTB-MAL',SYSDATE);<text:span text:style-name="T9">SG-NS</text:span></text:p>
      <text:p text:style-name="P27"><text:soft-page-break/>insert into tbl_includelist values('OFAC-NICHRAA',SYSDATE);<text:span text:style-name="T9">SG-NS</text:span></text:p>
      <text:p text:style-name="P27">insert into tbl_includelist values('CANSEMNIC',SYSDATE);<text:span text:style-name="T9">SG-NS</text:span></text:p>
      <text:p text:style-name="P27">insert into tbl_includelist values('USCBW-WC',SYSDATE);<text:span text:style-name="T9">SG-NS</text:span></text:p>
      <text:p text:style-name="P27">insert into tbl_includelist values('FATF-SD',SYSDATE);<text:span text:style-name="T9">SG-NS</text:span></text:p>
      <text:p text:style-name="P27">insert into tbl_includelist values('OFAC-EO13846',SYSDATE);<text:span text:style-name="T9">SG-NS</text:span></text:p>
      <text:p text:style-name="P27">insert into tbl_includelist values('OFAC-EO13876',SYSDATE);<text:span text:style-name="T9">SG-NS</text:span></text:p>
      <text:p text:style-name="P27">insert into tbl_includelist values('OFAC-HIFPAA',SYSDATE);<text:span text:style-name="T9">SG-NS</text:span></text:p>
      <text:p text:style-name="P27">insert into tbl_includelist values('RSSRE-DIR4-WC',SYSDATE);<text:span text:style-name="T9">SG-NS</text:span></text:p>
      <text:p text:style-name="P27">insert into tbl_includelist values('RSSRE-WC',SYSDATE);<text:span text:style-name="T9">SG-NS</text:span></text:p>
      <text:p text:style-name="P26">insert into tbl_includelist values('ZA-FICTFS',SYSDATE);<text:span text:style-name="T9">SG-NS</text:span></text:p>
      <text:p text:style-name="P26">insert into tbl_includelist values('EU-TUR',SYSDATE);<text:span text:style-name="T9">SG-NS</text:span></text:p>
      <text:p text:style-name="Text_20_body">insert into tbl_includelist values('EUTB-MAL',SYSDATE); <text:span text:style-name="T9">SG-NS</text:span></text:p>
      <text:p text:style-name="Text_20_body">insert into tbl_includelist values('BHTOL',sysdate);--SG-NS AND TM</text:p>
      <text:p text:style-name="Text_20_body">insert into tbl_includelist values('AEDFSA',sysdate);--SG-NS AND TM</text:p>
      <text:p text:style-name="Text_20_body">insert into tbl_keyworddescription values('BHTOL','BAHRAIN - BHTOL - Bahrain Terrorist Organizations List','BAHRAIN');--SG-NS AND TM</text:p>
      <text:p text:style-name="Text_20_body">insert into tbl_keyworddescription values('AEDFSA','UNITED ARAB EMIRATES - AEDFSA - Dubai Financial Services Authority','UNITED ARAB EMIRATES');--SG-NS AND TM</text:p>
      <text:p text:style-name="P22">COMMIT;</text:p>
      <text:p text:style-name="P22"/>
      <text:p text:style-name="P21"/>
      <text:p text:style-name="P21">HK-NS</text:p>
      <text:p text:style-name="P21">=====</text:p>
      <text:p text:style-name="P21"/>
      <text:p text:style-name="P20">insert into tbl_specificincludelist values('RSSRE-DIR4-WC',sysdate);</text:p>
      <text:p text:style-name="P20"/>
      <text:p text:style-name="P20"/>
      <text:p text:style-name="P20"/>
      <text:p text:style-name="P17"><text:span text:style-name="T2">Installation</text:span> <text:span text:style-name="T2">instructions:</text:span></text:p>
      <text:p text:style-name="P19">App Server Ip : 10.50.85.43</text:p>
      <text:p text:style-name="P18"><text:span text:style-name="T2">DB server ip:</text:span> <text:span text:style-name="T4">10.50.47.189 /10.50.47.190</text:span></text:p>
      <text:p text:style-name="P19"/>
      <text:p text:style-name="P5"/>
      <text:p text:style-name="P7">Installation instructions:</text:p>
      <text:p text:style-name="P10">NA</text:p>
      <text:p text:style-name="P9"/>
      <text:p text:style-name="P9"/>
      <text:p text:style-name="P3"/>
      <text:p text:style-name="P7">Known issues in the release:</text:p>
      <text:p text:style-name="P4">NA</text:p>
      <text:p text:style-name="P4"/>
      <text:p text:style-name="P4"/>
      <text:p text:style-name="P7">Open defects in this release:</text:p>
      <text:p text:style-name="P4">NA</text:p>
      <text:p text:style-name="P4"/>
      <text:p text:style-name="P4"/>
      <text:p text:style-name="P7">Contact details:</text:p>
      <text:p text:style-name="P6">Bhaskar Eragam</text:p>
      <text:p text:style-name="P4"><text:soft-page-break/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Zurich BT" svg:font-family="'Zurich B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Zurich BT2" svg:font-family="'Zurich BT'" style:font-family-generic="swiss" style:font-pitch="variable"/>
    <style:font-face style:name="Zurich BT1" svg:font-family="'Zurich BT', Arial" style:font-family-generic="swiss" style:font-pitch="variable"/>
    <style:font-face style:name="Zurich Blk BT" svg:font-family="'Zurich Blk BT', 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 AMT" fo:font-size="12pt" fo:language="en" fo:country="US" style:font-name-asian="Lucida Sans Unicode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horndale AMT" fo:font-size="12pt" fo:language="en" fo:country="US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keep-together="always" fo:orphans="0" fo:widows="0" style:writing-mode="lr-tb"/>
      <style:text-properties style:use-window-font-color="true" style:font-name="Zurich BT1" fo:font-family="'Zurich BT', 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 AMT" fo:font-family="'Albany AMT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color="#0000ff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Zurich Blk BT" fo:font-family="'Zurich Blk BT', Tahoma" style:font-family-generic="swiss" style:font-pitch="variable"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212cm" fo:margin-bottom="0cm" loext:contextual-spacing="false" fo:text-indent="0cm" style:auto-text-indent="false" fo:keep-with-next="always"/>
      <style:text-properties style:font-name="Zurich Blk BT" fo:font-family="'Zurich Blk BT', Tahoma" style:font-family-generic="swiss" style:font-pitch="variable"/>
    </style:style>
    <style:style style:name="Heading_20_3" style:display-name="Heading 3" style:family="paragraph" style:parent-style-name="Standard" style:next-style-name="Normal_20_Indent" style:default-outline-level="3" style:class="text">
      <style:paragraph-properties fo:margin-left="0cm" fo:margin-right="0cm" fo:text-indent="0cm" style:auto-text-indent="false" fo:keep-with-next="always"/>
      <style:text-properties style:font-name="Zurich Blk BT" fo:font-family="'Zurich Blk BT', Tahoma" style:font-family-generic="swiss" style:font-pitch="variable" fo:font-size="10pt" style:font-size-asian="10pt"/>
    </style:style>
    <style:style style:name="Heading_20_4" style:display-name="Heading 4" style:family="paragraph" style:parent-style-name="Standard" style:next-style-name="Normal_20_Indent" style:default-outline-level="4" style:class="text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Heading_20_5" style:display-name="Heading 5" style:family="paragraph" style:parent-style-name="Standard" style:next-style-name="Normal_20_Indent" style:default-outline-level="5" style:class="text">
      <style:paragraph-properties fo:margin-left="0cm" fo:margin-right="0cm" fo:text-indent="0cm" style:auto-text-indent="false"/>
      <style:text-properties fo:font-size="10pt" fo:font-weight="bold" style:font-size-asian="10pt" style:font-weight-asian="bold"/>
    </style:style>
    <style:style style:name="Heading_20_6" style:display-name="Heading 6" style:family="paragraph" style:parent-style-name="Standard" style:next-style-name="Normal_20_Indent" style:default-outline-level="6" style:class="text">
      <style:paragraph-properties fo:margin-left="0cm" fo:margin-right="0cm" fo:text-indent="0cm" style:auto-text-indent="false"/>
      <style:text-properties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Normal_20_Indent" style:default-outline-level="7" style:class="text">
      <style:paragraph-properties fo:margin-left="0cm" fo:margin-right="0cm" fo:text-indent="0cm" style:auto-text-indent="false"/>
      <style:text-properties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Normal_20_Indent" style:default-outline-level="8" style:class="text">
      <style:paragraph-properties fo:margin-left="0cm" fo:margin-right="0cm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Normal_20_Indent" style:default-outline-level="9" style:class="text">
      <style:paragraph-properties fo:margin-left="0cm" fo:margin-right="0cm" fo:text-indent="0cm" style:auto-text-indent="false"/>
      <style:text-properties fo:font-size="10pt" fo:font-style="italic" style:font-size-asian="10pt" style:font-style-asian="italic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 fo:text-align="start" style:justify-single-word="false"/>
      <style:text-properties style:font-name="Times New Roman" fo:font-family="'Times New Roman'" style:font-family-generic="roman" style:font-pitch="variable" fo:font-size="10pt" fo:font-weight="bold" style:font-size-asian="10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 fo:text-align="start" style:justify-single-word="false"/>
      <style:text-properties fo:text-transform="uppercase" style:font-name="Arial" fo:font-family="Arial" style:font-family-generic="swiss" style:font-pitch="variable" fo:font-size="12pt" fo:font-weight="bold" style:font-size-asian="12pt" style:font-weight-asian="bold"/>
    </style:style>
    <style:style style:name="Index_20_7" style:display-name="Index 7" style:family="paragraph" style:parent-style-name="Standard" style:next-style-name="Standard">
      <style:paragraph-properties fo:margin-left="3.81cm" fo:margin-right="0cm" fo:text-indent="0cm" style:auto-text-indent="false"/>
    </style:style>
    <style:style style:name="Index_20_6" style:display-name="Index 6" style:family="paragraph" style:parent-style-name="Standard" style:next-style-name="Standard">
      <style:paragraph-properties fo:margin-left="3.175cm" fo:margin-right="0cm" fo:text-indent="0cm" style:auto-text-indent="false"/>
    </style:style>
    <style:style style:name="Index_20_5" style:display-name="Index 5" style:family="paragraph" style:parent-style-name="Standard" style:next-style-name="Standard">
      <style:paragraph-properties fo:margin-left="2.54cm" fo:margin-right="0cm" fo:text-indent="0cm" style:auto-text-indent="false"/>
    </style:style>
    <style:style style:name="Index_20_4" style:display-name="Index 4" style:family="paragraph" style:parent-style-name="Standard" style:next-style-name="Standard">
      <style:paragraph-properties fo:margin-left="1.905cm" fo:margin-right="0cm" fo:text-indent="0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635cm" fo:margin-right="0cm" fo:text-indent="0cm" style:auto-text-indent="false"/>
    </style:style>
    <style:style style:name="Index_20_1" style:display-name="Index 1" style:family="paragraph" style:parent-style-name="Standard" style:next-style-name="Standard" style:class="index">
      <style:paragraph-properties fo:text-align="end" style:justify-single-word="false">
        <style:tab-stops>
          <style:tab-stop style:position="4.763cm"/>
        </style:tab-stops>
      </style:paragraph-properties>
    </style:style>
    <style:style style:name="Index_20_Heading" style:display-name="Index Heading" style:family="paragraph" style:parent-style-name="Standard" style:next-style-name="Index_20_1" style:class="index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iong_20_1" style:display-name="Headiong 1" style:family="paragraph" style:parent-style-name="Standard">
      <style:text-properties fo:font-size="8pt" style:font-size-asian="8pt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Release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Amendment" style:family="paragraph" style:parent-style-name="Standard">
      <style:text-properties fo:font-size="12pt" fo:font-weight="bold" style:font-size-asian="12pt" style:font-weight-asian="bold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H4Bullet3" style:family="paragraph" style:parent-style-name="Standard" style:list-style-name="WW8StyleNum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Date" style:family="paragraph" style:parent-style-name="Standard" style:next-style-name="Standard">
      <style:paragraph-properties fo:text-align="start" style:justify-single-word="false" fo:keep-together="auto" fo:orphans="2" fo:widows="2"/>
      <style:text-properties fo:language="en" fo:country="US"/>
    </style:style>
    <style:style style:name="Body_20_Text_20_2" style:display-name="Body Text 2" style:family="paragraph" style:parent-style-name="Standard">
      <style:paragraph-properties fo:text-align="start" style:justify-single-word="false" fo:keep-together="auto" fo:orphans="2" fo:widows="2">
        <style:tab-stops>
          <style:tab-stop style:position="1.27cm"/>
          <style:tab-stop style:position="2.54cm"/>
          <style:tab-stop style:position="17.939cm"/>
        </style:tab-stops>
      </style:paragraph-properties>
      <style:text-properties fo:color="#ff0000" fo:language="en" fo:country="US" style:text-underline-style="solid" style:text-underline-width="auto" style:text-underline-color="font-color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 fo:keep-together="auto" fo:orphans="2" fo:widows="2"/>
      <style:text-properties fo:font-size="12pt" fo:language="en" fo:country="US" style:font-size-asian="12pt"/>
    </style:style>
    <style:style style:name="Text_20_body_20_indent" style:display-name="Text body indent" style:family="paragraph" style:parent-style-name="Standard" style:class="text">
      <style:paragraph-properties fo:margin-left="1.016cm" fo:margin-right="0cm" fo:text-indent="0cm" style:auto-text-indent="false"/>
      <style:text-properties fo:color="#0000ff" style:font-name="Arial" fo:font-family="Arial" style:font-family-generic="swiss" style:font-pitch="variable"/>
    </style:style>
    <style:style style:name="Title" style:family="paragraph" style:parent-style-name="Standard" style:next-style-name="Subtitle" style:class="chapter">
      <style:paragraph-properties fo:margin-left="1.27cm" fo:margin-right="0cm" fo:margin-top="0cm" fo:margin-bottom="0.423cm" loext:contextual-spacing="false" fo:text-align="center" style:justify-single-word="false" fo:keep-together="auto" fo:orphans="2" fo:widows="2" fo:text-indent="-1.27cm" style:auto-text-indent="false"/>
      <style:text-properties style:font-name="Arial" fo:font-family="Arial" style:font-family-generic="swiss" style:font-pitch="variable" fo:font-size="14pt" fo:language="en" fo:country="US" fo:font-weight="bold" style:font-size-asian="1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Text_20_3" style:display-name="Body Text 3" style:family="paragraph" style:parent-style-name="Standard">
      <style:text-properties style:font-name="Zurich BT1" fo:font-family="'Zurich BT', Arial" style:font-family-generic="swiss" style:font-pitch="variable" fo:font-size="11pt" style:font-size-asian="11pt"/>
    </style:style>
    <style:style style:name="Body_20_Single" style:display-name="Body Single" style:family="paragraph" style:parent-style-name="Standard">
      <style:paragraph-properties fo:text-align="start" style:justify-single-word="false" fo:keep-together="auto" fo:orphans="2" fo:widows="2" fo:hyphenation-ladder-count="no-limit"/>
      <style:text-properties style:font-name="Zurich BT1" fo:font-family="'Zurich BT', Arial" style:font-family-generic="swiss" style:font-pitch="variable" fo:font-size="11pt" style:font-size-asian="11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WW8Num1z0" style:family="text">
      <style:text-properties style:font-name="Zurich Blk BT" fo:font-family="'Zurich Blk BT', Tahoma" style:font-family-generic="swiss" style:font-pitch="variable" fo:font-size="12pt" fo:font-style="normal" fo:font-weight="normal" style:font-size-asian="12pt" style:font-style-asian="normal" style:font-weight-asian="normal"/>
    </style:style>
    <style:style style:name="WW8Num1z1" style:family="text">
      <style:text-properties style:font-name="Zurich Blk BT" fo:font-family="'Zurich Blk BT', Tahoma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z2" style:family="text">
      <style:text-properties style:font-name="Zurich Blk BT" fo:font-family="'Zurich Blk BT', Tahoma" style:font-family-generic="swiss" style:font-pitch="variable" fo:font-size="10pt" fo:font-style="normal" fo:font-weight="normal" style:font-size-asian="10pt" style:font-style-asian="normal" style:font-weight-asian="normal"/>
    </style:style>
    <style:style style:name="WW8Num3z0" style:family="text">
      <style:text-properties style:use-window-font-color="true" style:font-name="Symbol" fo:font-family="Symbol" style:font-family-generic="roman" style:font-pitch="variable" style:font-charset="x-symbol" fo:font-size="14pt" style:font-size-asian="14pt"/>
    </style:style>
    <style:style style:name="WW8Num4z0" style:family="text">
      <style:text-properties style:use-window-font-color="true" style:font-name="Symbol" fo:font-family="Symbol" style:font-family-generic="roman" style:font-pitch="variable" style:font-charset="x-symbol" fo:font-size="14pt" style:font-size-asian="14pt"/>
    </style:style>
    <style:style style:name="WW8Num5z0" style:family="text">
      <style:text-properties style:use-window-font-color="true" style:font-name="Symbol" fo:font-family="Symbol" style:font-family-generic="roman" style:font-pitch="variable" style:font-charset="x-symbol" fo:font-size="14pt" style:font-size-asian="14pt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use-window-font-color="true" style:font-name="Symbol" fo:font-family="Symbol" style:font-family-generic="roman" style:font-pitch="variable" style:font-charset="x-symbol" fo:font-size="14pt" style:font-size-asian="14pt"/>
    </style:style>
    <style:style style:name="WW8Num9z0" style:family="text">
      <style:text-properties style:use-window-font-color="true" style:font-name="Symbol" fo:font-family="Symbol" style:font-family-generic="roman" style:font-pitch="variable" style:font-charset="x-symbol" fo:font-size="14pt" style:font-size-asian="14pt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use-window-font-color="true" style:font-name="Symbol" fo:font-family="Symbol" style:font-family-generic="roman" style:font-pitch="variable" style:font-charset="x-symbol" fo:font-size="14pt" style:font-size-asian="14pt"/>
    </style:style>
    <style:style style:name="WW8Num12z0" style:family="text">
      <style:text-properties style:use-window-font-color="true" style:font-name="Symbol" fo:font-family="Symbol" style:font-family-generic="roman" style:font-pitch="variable" style:font-charset="x-symbol" fo:font-size="14pt" style:font-size-asian="14pt"/>
    </style:style>
    <style:style style:name="WW8Num13z0" style:family="text">
      <style:text-properties style:use-window-font-color="true" style:font-name="Symbol" fo:font-family="Symbol" style:font-family-generic="roman" style:font-pitch="variable" style:font-charset="x-symbol" fo:font-size="14pt" style:font-size-asian="14pt"/>
    </style:style>
    <style:style style:name="WW8Num14z0" style:family="text">
      <style:text-properties style:use-window-font-color="true" style:font-name="Symbol" fo:font-family="Symbol" style:font-family-generic="roman" style:font-pitch="variable" style:font-charset="x-symbol" fo:font-size="14pt" style:font-size-asian="14pt"/>
    </style:style>
    <style:style style:name="WW8Num15z0" style:family="text">
      <style:text-properties style:use-window-font-color="true" style:font-name="Symbol" fo:font-family="Symbol" style:font-family-generic="roman" style:font-pitch="variable" style:font-charset="x-symbol" fo:font-size="14pt" style:font-size-asian="14pt"/>
    </style:style>
    <style:style style:name="WW8Num16z0" style:family="text">
      <style:text-properties style:use-window-font-color="true" style:font-name="Symbol" fo:font-family="Symbol" style:font-family-generic="roman" style:font-pitch="variable" style:font-charset="x-symbol" fo:font-size="14pt" style:font-size-asian="14pt"/>
    </style:style>
    <style:style style:name="WW8NumSt1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Line_20_numbering" style:display-name="Line numbering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37% 100%" fo:font-size="8pt" style:font-size-asian="8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min-label-width="0.762cm"/>
      </text:outline-level-style>
      <text:outline-level-style text:level="2" text:style-name="WW8Num1z1" style:num-format="1" text:display-levels="2">
        <style:list-level-properties text:min-label-width="1.016cm"/>
      </text:outline-level-style>
      <text:outline-level-style text:level="3" text:style-name="WW8Num1z2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text:style-name="WW8Num1z0" style:num-format="1">
        <style:list-level-properties text:min-label-width="0.762cm"/>
      </text:list-level-style-number>
      <text:list-level-style-number text:level="2" text:style-name="WW8Num1z1" style:num-format="1" text:display-levels="2">
        <style:list-level-properties text:min-label-width="1.016cm"/>
      </text:list-level-style-number>
      <text:list-level-style-number text:level="3" text:style-name="WW8Num1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86cm" fo:text-align="start" style:justify-single-word="false" fo:text-indent="0cm" style:auto-text-indent="false">
        <style:tab-stops>
          <style:tab-stop style:position="15.24cm" style:type="right"/>
        </style:tab-stops>
      </style:paragraph-properties>
    </style:style>
    <style:style style:name="MP2" style:family="paragraph" style:parent-style-name="Footer">
      <style:paragraph-properties fo:margin-left="0cm" fo:margin-right="0.686cm" fo:text-indent="0cm" style:auto-text-indent="false"/>
    </style:style>
    <style:style style:name="MT1" style:family="text">
      <style:text-properties style:font-name="Zurich Blk BT"/>
    </style:style>
    <style:style style:name="MT2" style:family="text"/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778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762cm" fo:margin-left="0cm" fo:margin-right="0cm" fo:margin-top="0.663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0.071cm" svg:y="-0.028cm" svg:width="7.955cm" svg:height="1.589cm" draw:z-index="2"><draw:image xlink:href="Pictures/100002000000010B0000003CC30553D9E52992BE.png" xlink:type="simple" xlink:show="embed" xlink:actuate="onLoad" loext:mime-type="image/png"/></draw:frame><text:tab/><text:span text:style-name="MT1">Release Note</text:span></text:p>
      </style:header>
      <style:footer>
        <text:p text:style-name="MP2">Version 1.0<text:tab/><text:tab/>Page <text:page-number text:select-page="current">3</text:page-number><text:s/>of <text:span text:style-name="Page_20_Number"><text:page-count style:num-format="1">3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dc:title>RM011T - Requirement Specification Template</dc:title>
    <meta:initial-creator>31680</meta:initial-creator>
    <meta:creation-date>2005-09-15T09:27:00</meta:creation-date>
    <dc:date>2020-07-02T15:05:41.122000000</dc:date>
    <meta:print-date>2001-07-17T12:55:00</meta:print-date>
    <meta:editing-cycles>212</meta:editing-cycles>
    <meta:editing-duration>PT21H44M14S</meta:editing-duration>
    <meta:document-statistic meta:table-count="1" meta:image-count="1" meta:object-count="0" meta:page-count="3" meta:paragraph-count="65" meta:word-count="339" meta:character-count="3508" meta:non-whitespace-character-count="3248"/>
    <meta:user-defined meta:name="Info 1"/>
    <meta:user-defined meta:name="Info 2"/>
    <meta:user-defined meta:name="Info 3"/>
    <meta:user-defined meta:name="Info 4"/>
    <meta:user-defined meta:name="Type" meta:value-type="string">Template</meta:user-defined>
  </office:meta>
</office:document-meta>
</file>